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1080000330500004BD85E7C1B0D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41270" officeooo:paragraph-rsid="00041270"/>
    </style:style>
    <style:style style:name="P2" style:family="paragraph" style:parent-style-name="Standard">
      <style:text-properties officeooo:rsid="00041270" officeooo:paragraph-rsid="0004127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99611897292705062" text:style-name="L1">
        <text:list-header>
          <text:p text:style-name="P1"><draw:frame draw:style-name="fr1" draw:name="Obraz1" text:anchor-type="paragraph" svg:width="17.408cm" svg:height="19.415cm" draw:z-index="0"><draw:image xlink:href="Pictures/200001080000330500004BD85E7C1B0D.svm" xlink:type="simple" xlink:show="embed" xlink:actuate="onLoad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3:08.653000000</meta:creation-date>
    <dc:date>2014-04-07T22:12:29.946000000</dc:date>
    <meta:editing-duration>PT8M44S</meta:editing-duration>
    <meta:editing-cycles>2</meta:editing-cycles>
    <meta:generator>LibreOffice/4.2.0.4$Windows_x86 LibreOffice_project/05dceb5d363845f2cf968344d7adab8dcfb2ba7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